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Z003" svg:font-family="Z003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.508cm"/>
    </style:style>
    <style:style style:name="Table2.D" style:family="table-column">
      <style:table-column-properties style:column-width="2.302cm"/>
    </style:style>
    <style:style style:name="Table2.A1" style:family="table-cell">
      <style:table-cell-properties fo:padding="0cm" fo:border="none"/>
    </style:style>
    <style:style style:name="P1" style:family="paragraph" style:parent-style-name="Text_20_body">
      <style:text-properties style:font-name="Bitstream Vera Sans" fo:font-size="10.5pt" officeooo:rsid="00215a31" officeooo:paragraph-rsid="00215a31" style:font-size-asian="10.5pt" style:font-size-complex="10.5pt"/>
    </style:style>
    <style:style style:name="P2" style:family="paragraph" style:parent-style-name="Text_20_body">
      <style:text-properties style:font-name="Bitstream Vera Sans" fo:font-size="8pt" officeooo:paragraph-rsid="0026b641" style:font-size-asian="8pt" style:font-size-complex="8pt"/>
    </style:style>
    <style:style style:name="P3" style:family="paragraph" style:parent-style-name="Text_20_body">
      <style:paragraph-properties fo:text-align="center" style:justify-single-word="false"/>
      <style:text-properties officeooo:paragraph-rsid="00259e0e"/>
    </style:style>
    <style:style style:name="P4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Bitstream Vera Sans" fo:font-size="10.5pt" style:font-size-asian="10.5pt" style:font-size-complex="10.5pt"/>
    </style:style>
    <style:style style:name="P6" style:family="paragraph" style:parent-style-name="Table_20_Contents">
      <style:text-properties style:font-name="Bitstream Vera Sans" fo:font-size="10.5pt" officeooo:rsid="00215a31" officeooo:paragraph-rsid="0021c3ec" style:font-size-asian="10.5pt" style:font-size-complex="10.5pt"/>
    </style:style>
    <style:style style:name="P7" style:family="paragraph" style:parent-style-name="Table_20_Contents">
      <style:text-properties style:font-name="Bitstream Vera Sans" fo:font-size="10.5pt" officeooo:rsid="0021c3ec" officeooo:paragraph-rsid="0021c3ec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Bitstream Vera Sans" fo:font-size="10.5pt" officeooo:rsid="0021c3ec" officeooo:paragraph-rsid="0021c3ec" style:font-size-asian="10.5pt" style:font-size-complex="10.5pt"/>
    </style:style>
    <style:style style:name="P9" style:family="paragraph" style:parent-style-name="Table_20_Contents">
      <style:text-properties style:font-name="Bitstream Vera Sans" fo:font-size="10.5pt" officeooo:rsid="0023167a" officeooo:paragraph-rsid="0023167a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33a9e" officeooo:paragraph-rsid="00233a9e" style:font-name-asian="Z003" style:font-size-asian="10.5pt" style:font-name-complex="Z003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6b641" officeooo:paragraph-rsid="0026b641" style:font-name-asian="Z003" style:font-size-asian="10.5pt" style:font-name-complex="Z003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939ea" officeooo:paragraph-rsid="002939ea" style:font-name-asian="Z003" style:font-size-asian="10.5pt" style:font-name-complex="Z003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9b234" officeooo:paragraph-rsid="0029b234" style:font-name-asian="Z003" style:font-size-asian="10.5pt" style:font-name-complex="Z003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Bitstream Vera Sans" fo:font-size="12pt" style:text-underline-style="none" officeooo:rsid="00233a9e" officeooo:paragraph-rsid="00233a9e" style:font-name-asian="Z003" style:font-size-asian="12pt" style:font-name-complex="Z003" style:font-size-complex="12pt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style:font-name="URW Bookman" fo:font-size="20pt" officeooo:rsid="0020bd5b" officeooo:paragraph-rsid="0020bd5b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officeooo:paragraph-rsid="00259e0e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weight="normal" style:font-weight-asian="normal" style:font-weight-complex="normal"/>
    </style:style>
    <style:style style:name="T3" style:family="text">
      <style:text-properties style:font-name="Bitstream Vera Sans" fo:font-weight="normal" officeooo:rsid="0023167a" style:font-weight-asian="normal" style:font-weight-complex="normal"/>
    </style:style>
    <style:style style:name="T4" style:family="text">
      <style:text-properties style:font-name="Bitstream Vera Sans" officeooo:rsid="0027a166"/>
    </style:style>
    <style:style style:name="T5" style:family="text">
      <style:text-properties officeooo:rsid="0026b64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b641" style:font-style-asian="italic" style:font-style-complex="italic"/>
    </style:style>
    <style:style style:name="T8" style:family="text">
      <style:text-properties fo:color="#000000" style:font-name="Bitstream Vera Sans" fo:font-size="10.5pt" style:text-underline-style="none" officeooo:rsid="00259e0e" style:font-size-asian="10.5pt" style:font-size-complex="10.5pt"/>
    </style:style>
    <style:style style:name="T9" style:family="text">
      <style:text-properties fo:color="#000000" style:font-name="Bitstream Vera Sans" fo:font-size="10pt" style:text-underline-style="none" officeooo:rsid="00259e0e" style:font-size-asian="10pt" style:font-size-complex="10pt"/>
    </style:style>
    <style:style style:name="T10" style:family="text">
      <style:text-properties fo:color="#000000" style:font-name="Bitstream Vera Sans" fo:font-size="10pt" style:text-underline-style="none" officeooo:rsid="0027a166" style:font-size-asian="10pt" style:font-size-complex="10pt"/>
    </style:style>
    <style:style style:name="T11" style:family="text">
      <style:text-properties officeooo:rsid="002b98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erceived Stress Scale</text:p>
      <text:p text:style-name="P4"><text:span text:style-name="T2">The questions in this scale ask you about your feelings and thoughts</text:span><text:span text:style-name="T1"> during the last month.</text:span> <text:s text:c="2"/><text:span text:style-name="T2">In each case, you will be asked to indicate your response by </text:span><text:span text:style-name="T3">marking the square on each line </text:span><text:span text:style-name="T2">representing</text:span><text:span text:style-name="T1"> </text:span><text:span text:style-name="T4">how often</text:span><text:span text:style-name="T1"> </text:span><text:span text:style-name="T2">you felt or thought a certain way.</text:span></text:p>
      <text:p text:style-name="P1">Name _____________________________________________________ <text:s/>Date _____________</text:p>
      <text:p text:style-name="P1">Age _______ Gender ______ <text:s/><text:span text:style-name="T11">Mobile____________________ </text:span>Email ________________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Never</text:p>
          </table:table-cell>
          <table:table-cell table:style-name="Table2.A1" office:value-type="string">
            <text:p text:style-name="P8">Almost Never</text:p>
          </table:table-cell>
          <table:table-cell table:style-name="Table2.A1" office:value-type="string">
            <text:p text:style-name="P8">Sometimes</text:p>
          </table:table-cell>
          <table:table-cell table:style-name="Table2.A1" office:value-type="string">
            <text:p text:style-name="P8">Fairly Often</text:p>
          </table:table-cell>
          <table:table-cell table:style-name="Table2.A1" office:value-type="string">
            <text:p text:style-name="P8">Very Often</text:p>
          </table:table-cell>
        </table:table-row>
        <table:table-row>
          <table:table-cell table:style-name="Table2.A1" office:value-type="string">
            <text:p text:style-name="P6">1. In the last month, how often have you been upset because of something that happened unexpectedly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0">4</text:p>
          </table:table-cell>
        </table:table-row>
        <table:table-row>
          <table:table-cell table:style-name="Table2.A1" office:value-type="string">
            <text:p text:style-name="P7">2. In the last month, how often have you felt that you were unable to control the important things in your life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0">4</text:p>
          </table:table-cell>
        </table:table-row>
        <table:table-row>
          <table:table-cell table:style-name="Table2.A1" office:value-type="string">
            <text:p text:style-name="P7">3. In the last month, how often have you felt nervous and “stressed”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3">4</text:p>
          </table:table-cell>
        </table:table-row>
        <table:table-row>
          <table:table-cell table:style-name="Table2.A1" office:value-type="string">
            <text:p text:style-name="P7">4. In the last month, how often have you felt confident about your ability to handle your personal problems?</text:p>
          </table:table-cell>
          <table:table-cell table:style-name="Table2.A1" office:value-type="string">
            <text:p text:style-name="P14"/>
            <text:p text:style-name="P14"></text:p>
            <text:p text:style-name="P11">4</text:p>
          </table:table-cell>
          <table:table-cell table:style-name="Table2.A1" office:value-type="string">
            <text:p text:style-name="P14"/>
            <text:p text:style-name="P14"></text:p>
            <text:p text:style-name="P11">3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2">1</text:p>
          </table:table-cell>
          <table:table-cell table:style-name="Table2.A1" office:value-type="string">
            <text:p text:style-name="P14"/>
            <text:p text:style-name="P14"></text:p>
            <text:p text:style-name="P12">0</text:p>
          </table:table-cell>
        </table:table-row>
        <table:table-row>
          <table:table-cell table:style-name="Table2.A1" office:value-type="string">
            <text:p text:style-name="P7">5. In the last month, how often have you felt that things were going your way?</text:p>
          </table:table-cell>
          <table:table-cell table:style-name="Table2.A1" office:value-type="string">
            <text:p text:style-name="P14"/>
            <text:p text:style-name="P14"></text:p>
            <text:p text:style-name="P11">4</text:p>
          </table:table-cell>
          <table:table-cell table:style-name="Table2.A1" office:value-type="string">
            <text:p text:style-name="P14"/>
            <text:p text:style-name="P14"></text:p>
            <text:p text:style-name="P11">3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2">1</text:p>
          </table:table-cell>
          <table:table-cell table:style-name="Table2.A1" office:value-type="string">
            <text:p text:style-name="P14"/>
            <text:p text:style-name="P14"></text:p>
            <text:p text:style-name="P12">0</text:p>
          </table:table-cell>
        </table:table-row>
        <table:table-row>
          <table:table-cell table:style-name="Table2.A1" office:value-type="string">
            <text:p text:style-name="P7">6. In the last month, how often have you found that you could not cope with all the things that you had to do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0">4</text:p>
          </table:table-cell>
        </table:table-row>
        <table:table-row>
          <table:table-cell table:style-name="Table2.A1" office:value-type="string">
            <text:p text:style-name="P9">7. In the last month, how often have you been able to control irritations in your life?</text:p>
          </table:table-cell>
          <table:table-cell table:style-name="Table2.A1" office:value-type="string">
            <text:p text:style-name="P14"/>
            <text:p text:style-name="P14"></text:p>
            <text:p text:style-name="P11">4</text:p>
          </table:table-cell>
          <table:table-cell table:style-name="Table2.A1" office:value-type="string">
            <text:p text:style-name="P14"/>
            <text:p text:style-name="P14"></text:p>
            <text:p text:style-name="P11">3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2">1</text:p>
          </table:table-cell>
          <table:table-cell table:style-name="Table2.A1" office:value-type="string">
            <text:p text:style-name="P14"/>
            <text:p text:style-name="P14"></text:p>
            <text:p text:style-name="P12">0</text:p>
          </table:table-cell>
        </table:table-row>
        <table:table-row>
          <table:table-cell table:style-name="Table2.A1" office:value-type="string">
            <text:p text:style-name="P9">8. In the last month, how often have you felt that you were on top of things?</text:p>
          </table:table-cell>
          <table:table-cell table:style-name="Table2.A1" office:value-type="string">
            <text:p text:style-name="P14"/>
            <text:p text:style-name="P14"></text:p>
            <text:p text:style-name="P11">4</text:p>
          </table:table-cell>
          <table:table-cell table:style-name="Table2.A1" office:value-type="string">
            <text:p text:style-name="P14"/>
            <text:p text:style-name="P14"></text:p>
            <text:p text:style-name="P11">3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2">1</text:p>
          </table:table-cell>
          <table:table-cell table:style-name="Table2.A1" office:value-type="string">
            <text:p text:style-name="P14"/>
            <text:p text:style-name="P14"></text:p>
            <text:p text:style-name="P12">0</text:p>
          </table:table-cell>
        </table:table-row>
        <table:table-row>
          <table:table-cell table:style-name="Table2.A1" office:value-type="string">
            <text:p text:style-name="P9">9. In the last month, how often have you been angered because of things that were outside of your control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0">4</text:p>
          </table:table-cell>
        </table:table-row>
        <table:table-row>
          <table:table-cell table:style-name="Table2.A1" office:value-type="string">
            <text:p text:style-name="P9">10. In the last month, how often have you felt difficulties were piling up so high that you could not overcome them?</text:p>
          </table:table-cell>
          <table:table-cell table:style-name="Table2.A1" office:value-type="string">
            <text:p text:style-name="P14"/>
            <text:p text:style-name="P14"></text:p>
            <text:p text:style-name="P10">0</text:p>
          </table:table-cell>
          <table:table-cell table:style-name="Table2.A1" office:value-type="string">
            <text:p text:style-name="P14"/>
            <text:p text:style-name="P14"></text:p>
            <text:p text:style-name="P10">1</text:p>
          </table:table-cell>
          <table:table-cell table:style-name="Table2.A1" office:value-type="string">
            <text:p text:style-name="P14"/>
            <text:p text:style-name="P14"></text:p>
            <text:p text:style-name="P10">2</text:p>
          </table:table-cell>
          <table:table-cell table:style-name="Table2.A1" office:value-type="string">
            <text:p text:style-name="P14"/>
            <text:p text:style-name="P14"></text:p>
            <text:p text:style-name="P10">3</text:p>
          </table:table-cell>
          <table:table-cell table:style-name="Table2.A1" office:value-type="string">
            <text:p text:style-name="P14"/>
            <text:p text:style-name="P14"></text:p>
            <text:p text:style-name="P10">4</text:p>
          </table:table-cell>
        </table:table-row>
      </table:table>
      <text:p text:style-name="P3"><text:a xlink:type="simple" xlink:href="mailto:brucethompson@4Dliving.org.au" text:style-name="Internet_20_link" text:visited-style-name="Visited_20_Internet_20_Link"><text:span text:style-name="T9"/></text:a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2">Cohen, S., Kamarck, T., and Mermelstein, R. (1983). A global measure of perceived stress. <text:span text:style-name="T6">Journal of </text:span><text:span text:style-name="T7">Health and Social Behaviour,</text:span><text:span text:style-name="T5"> 24, 386-396 </text:span></text:p>
      <text:p text:style-name="P2">Cohen, S. and Williamson, G. Perceived Stress in a Probability Sample of the United States. Spacapan, S. and Oskamp, S. (Eds.) <text:span text:style-name="T6">The Social Psychology of Health.</text:span> Newbury Park, CA: Sage, 198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Z003" svg:font-family="Z003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5:53:11.058445841</meta:creation-date>
    <dc:title>A4Default</dc:title>
    <meta:editing-duration>PT52M43S</meta:editing-duration>
    <meta:editing-cycles>10</meta:editing-cycles>
    <meta:generator>LibreOffice/6.0.7.3.0$Linux_X86_64 LibreOffice_project/00m0$Build-3</meta:generator>
    <meta:initial-creator>Bruce Thompson</meta:initial-creator>
    <dc:date>2018-12-19T15:20:01.276324035</dc:date>
    <dc:creator>Bruce Thompson</dc:creator>
    <meta:printed-by>Bruce Thompson</meta:printed-by>
    <meta:print-date>2017-12-20T11:55:54.880342729</meta:print-date>
    <meta:document-statistic meta:table-count="1" meta:image-count="0" meta:object-count="0" meta:page-count="1" meta:paragraph-count="121" meta:word-count="406" meta:character-count="1876" meta:non-whitespace-character-count="1586"/>
    <meta:template xlink:type="simple" xlink:actuate="onRequest" xlink:title="A4Default" xlink:href="../../../../../../.config/libreoffice/4/user/template/A4Default1.ott" meta:date="2017-12-19T15:53:10.513668519"/>
  </office:meta>
</office:document-meta>
</file>